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333300" draw:fill-color="#333300" draw:auto-grow-height="false" fo:min-height="0.749cm" fo:min-width="0.499cm" fo:wrap-option="no-wrap"/>
    </style:style>
    <style:style style:name="gr3" style:family="graphic" style:parent-style-name="standard">
      <style:graphic-properties svg:stroke-color="#cc0000" draw:fill-color="#cc000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Impact" style:font-family-generic="swiss" style:font-pitch="variable" fo:font-size="88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7cm" svg:height="16.7cm" svg:x="2.3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layer="layout" svg:width="14.6cm" svg:height="5.5cm" svg:x="3.2cm" svg:y="1.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rect draw:style-name="gr3" draw:text-style-name="P1" draw:layer="layout" svg:width="13.6cm" svg:height="4.5cm" svg:x="3.7cm" svg:y="2.1cm">
            <text:p/>
          </draw:rect>
          <draw:frame draw:style-name="gr4" draw:text-style-name="P2" draw:layer="layout" svg:width="12.038cm" svg:height="4.04cm" svg:x="4.6cm" svg:y="2.3cm">
            <draw:text-box>
              <text:p text:style-name="P2">ON STAG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nuel Schreiner</meta:initial-creator>
    <meta:creation-date>2020-11-22T10:17:15</meta:creation-date>
    <dc:date>2020-11-22T10:49:25</dc:date>
    <dc:creator>Manuel Schreiner</dc:creator>
    <meta:editing-duration>PT16M57S</meta:editing-duration>
    <meta:editing-cycles>1</meta:editing-cycles>
    <meta:document-statistic meta:object-count="5"/>
    <meta:generator>OpenOffice/4.1.7$Unix OpenOffice.org_project/417m1$Build-9800</meta:generator>
  </office:meta>
</office:document-meta>
</file>